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C6D8CAC67E29E1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8cm, 0cm, 1.559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8c00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ff8c00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8c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ff8c00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1</text:span></text:p>
          </draw:text-box>
        </draw:frame>
        <draw:frame draw:style-name="gr2" draw:text-style-name="P2" draw:layer="layout" svg:width="15.42cm" svg:height="1.581cm" draw:transform="rotate (1.5707963267949) translate (3.175cm 16.69cm)">
          <draw:text-box>
            <text:p><text:span text:style-name="T2">Hoon Syntax</text:span></text:p>
          </draw:text-box>
        </draw:frame>
        <draw:frame draw:style-name="gr3" draw:text-style-name="P3" draw:layer="layout" svg:width="21.771cm" svg:height="17.5cm" svg:x="6.17cm" svg:y="0cm">
          <draw:image xlink:href="Pictures/100000000000040000000400C6D8CAC67E29E1B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1:45:18.974621808</dc:date>
    <meta:editing-duration>PT7H13M46S</meta:editing-duration>
    <meta:editing-cycles>213</meta:editing-cycles>
    <meta:generator>LibreOffice/7.2.5.2$Linux_X86_64 LibreOffice_project/20$Build-2</meta:generator>
    <meta:document-statistic meta:object-count="26"/>
  </office:meta>
</office:document-meta>
</file>